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3378" officeooo:paragraph-rsid="001e3378"/>
    </style:style>
    <style:style style:name="P2" style:family="paragraph" style:parent-style-name="Standard">
      <style:text-properties fo:font-weight="bold" officeooo:rsid="001e3378" officeooo:paragraph-rsid="001e3378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arl Anderson, lead: Curriculum Vitae</text:p>
      <text:p text:style-name="P1"/>
      <text:p text:style-name="P1">Futel</text:p>
      <text:p text:style-name="P1">August 2014-present</text:p>
      <text:p text:style-name="P1">Futel is telephone company and audio art installation, with installations at several Portland sidewalks and Right To Dream Too.</text:p>
      <text:p text:style-name="P1">Exhibits:</text:p>
      <text:p text:style-name="P1">ToorCamp, Neah Bay, Washington, July, 2014.</text:p>
      <text:p text:style-name="P1">Futel: Communication From Beyond The Veil, AFRU gallery, February, 2016.</text:p>
      <text:p text:style-name="P1">Presentations:</text:p>
      <text:p text:style-name="P1">Futel: The Future Of The Past Of Telephony, Open Source Bridge, June,</text:p>
      <text:p text:style-name="P1">2014.</text:p>
      <text:p text:style-name="P1">Futel: The Telephone Of The Future, Curiosity Club, April, 2015.</text:p>
      <text:p text:style-name="P1">Futel: Operators Are Sometimes Standing By, Portland Creative Coders, August,</text:p>
      <text:p text:style-name="P1">2105.</text:p>
      <text:p text:style-name="P1">Interview, Karaoke Research Council season 1 episode 3, January, 2016.</text:p>
      <text:p text:style-name="P1">Publications:</text:p>
      <text:p text:style-name="P1">Party Line, pamphlet, March, 2016.</text:p>
      <text:p text:style-name="P1"/>
      <text:p text:style-name="P1">Solo and Choral Performances</text:p>
      <text:p text:style-name="P1">2014-present</text:p>
      <text:p text:style-name="P1">I participate in choral and solo singing performances.</text:p>
      <text:p text:style-name="P1">Performances:</text:p>
      <text:p text:style-name="P1">Like a Sun That Pours Forth Light but Never Warmth, solo aria for a dance</text:p>
      <text:p text:style-name="P1">performance for Allie Hankins, Conduit Dance, October, 2014.</text:p>
      <text:p text:style-name="P1">CHOIR, choir accompaniment for a dance performance by Takahiro Yamamoto,</text:p>
      <text:p text:style-name="P1">July, 2015.</text:p>
      <text:p text:style-name="P1">CHOIR, choir accompaniment for a dance performance by Takahiro Yamamoto,</text:p>
      <text:p text:style-name="P1">March, 2015.</text:p>
      <text:p text:style-name="P1"/>
      <text:p text:style-name="P1">Church Of Robotron</text:p>
      <text:p text:style-name="P1">2012-2015</text:p>
      <text:p text:style-name="P1">As part of an art and technology group, I participated in creating installations</text:p>
      <text:p text:style-name="P1">which presented a cautionary message about machine</text:p>
      <text:p text:style-name="P1">superiority and human error in the form of a travelling revival and</text:p>
      <text:p text:style-name="P1">immersive testing experience.</text:p>
      <text:p text:style-name="P1">Exhibits:</text:p>
      <text:p text:style-name="P1">ToorCamp, Neah Bay, Washington, July, 2012.</text:p>
      <text:p text:style-name="P1">Diode Gallery, September-October, 2014.</text:p>
      <text:p text:style-name="P1">AFRU gallery, February, 2015.</text:p>
      <text:p text:style-name="P1">Publications:</text:p>
      <text:p text:style-name="P1">Doctrine And Documentation, pamphlet, 2014.</text:p>
      <text:p text:style-name="P1">Presentations:</text:p>
      <text:p text:style-name="P1">The Church Of Robotron, Dorkbot PDX, 2013.</text:p>
      <text:p text:style-name="P1"/>
      <text:p text:style-name="P1">C.H.U.N.K. 666</text:p>
      <text:p text:style-name="P1">1992-present</text:p>
      <text:p text:style-name="P1">As part of a public event and salvage education group, I organize and produce</text:p>
      <text:p text:style-name="P1">C.H.U.N.K. 666, which turns trash into working bicycles and then destroys</text:p>
      <text:p text:style-name="P1"><text:soft-page-break/>them in public gladitorial events.</text:p>
      <text:p text:style-name="P1">Events:</text:p>
      <text:p text:style-name="P1">Chunkathlons, Portland, yearly 1999 through 2005.</text:p>
      <text:p text:style-name="P1">Chunkathlon, Brooklyn, NY, 2003.</text:p>
      <text:p text:style-name="P1">Mutant Bike Proving Grounds, Vancouver, BC, 2008.</text:p>
      <text:p text:style-name="P1">Presentations:</text:p>
      <text:p text:style-name="P1">Aquachoppers of C.H.U.N.K. 666, Research Club, September, 2011.</text:p>
      <text:p text:style-name="P1">Aquachoppers of C.H.U.N.K. 666, Dorkbot PDX, October, 2011.</text:p>
      <text:p text:style-name="P1">Aquachoppers of C.H.U.N.K. 666, Curiosity Club, April, 2013.</text:p>
      <text:p text:style-name="P1">Publications:</text:p>
      <text:p text:style-name="P1">Nowtopia (interview in anthology), Chris Carlson, editor, 2008.</text:p>
      <text:p text:style-name="P1">Taking The Lane (story in anthology), Elly Blue, editor, 2014.</text:p>
      <text:p text:style-name="P1">C.H.U.N.K. 666: Preparing for the Carmageddon, pamphlet, 1997.</text:p>
      <text:p text:style-name="P1">C.H.U.N.K. 666: Heat Shield of the Celestial Chariot, pamphlet, 1999.</text:p>
      <text:p text:style-name="P1">C.H.U.N.K. 666: To Head The Moronic Dictum, pamphlet, 2001.</text:p>
      <text:p text:style-name="P1"/>
      <text:p text:style-name="P1"/>
      <text:p text:style-name="P2">Alex Norman, artist and developer: Bio</text:p>
      <text:p text:style-name="P1"/>
      <text:p text:style-name="P1">Alex Norman is a software engineer and audio/visual tinkerer. With a focus on audio and music, he has authored and contributed to several open source software projects. Alex is also a member and developer of the Church of Robotron, a post robot-apocalypse interactive audio/visual installation experience.</text:p>
      <text:p text:style-name="P1"/>
      <text:p text:style-name="P2">Jason Plumb, artist and developer: Bio</text:p>
      <text:p text:style-name="P1"/>
      <text:p text:style-name="P1">Jason Plumb is a software engineer and sound artist, and a member and developer of the Church of Robotron, a post robot-apocalypse interactive audio/visual installation experience.</text:p>
      <text:p text:style-name="P1"/>
      <text:p text:style-name="P2">Elijah St Clair, developer and operations: Bio</text:p>
      <text:p text:style-name="P1"/>
      <text:p text:style-name="P1">Elijah St Clair is a bicycle courier and DevOps engineer, and a member and developer of the Church of Robotron, a post robot-apocalypse interactive audio/visual installation experience.</text:p>
      <text:p text:style-name="P1"/>
      <text:p text:style-name="P2">Debbie Wager, artist and designer: Bio</text:p>
      <text:p text:style-name="P1"/>
      <text:p text:style-name="P1">Debbie Wager is a graphic and UI designer. Along with a focus in user interface design such as mobile apps, websites, and interactive exhibits and kiosks, she has also produced graphic materials for ChickTech, a local organization dedicated to increasing the number of women and girls pursuing technology-based care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23:13:52.401990111</meta:creation-date>
    <dc:date>2016-05-07T23:16:50.023942458</dc:date>
    <meta:editing-duration>PT2M58S</meta:editing-duration>
    <meta:editing-cycles>1</meta:editing-cycles>
    <meta:generator>LibreOffice/5.0.5.2$Linux_X86_64 LibreOffice_project/00m0$Build-2</meta:generator>
    <meta:document-statistic meta:table-count="0" meta:image-count="0" meta:object-count="0" meta:page-count="2" meta:paragraph-count="67" meta:word-count="519" meta:character-count="3575" meta:non-whitespace-character-count="3123"/>
  </office:meta>
</office:document-meta>
</file>